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style:text-position="super 66.6%"/>
    </style:style>
    <style:style style:name="T8" style:parent-style-name="DefaultParagraphFont" style:family="text">
      <style:text-properties style:text-position="super 66.6%"/>
    </style:style>
    <style:style style:name="P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Internship Resume</text:p>
      <text:p text:style-name="P2"/>
      <text:p text:style-name="P3"/>
      <text:p text:style-name="Standard"><text:span text:style-name="T4">Vimal kumar Tripathi</text:span></text:p>
      <text:p text:style-name="Standard"/>
      <text:p text:style-name="Standard">phone no. :8700032995</text:p>
      <text:p text:style-name="Standard"/>
      <text:p text:style-name="Standard">Email:<text:s/><text:a xlink:href="mailto:vimaltripathi1999@gmail.com" office:target-frame-name="_top" xlink:show="replace">vimaltripathi1999@gmail.com</text:a></text:p>
      <text:p text:style-name="Standard"/>
      <text:p text:style-name="P5">Objective :</text:p>
      <text:p text:style-name="Standard"><text:s/>To work in learning<text:s/>and challenging environment, utilizing my skill and knowledge to be the best of my abilities and contribute my personal growth positively as well as the growth of the organization.</text:p>
      <text:p text:style-name="Standard"/>
      <text:p text:style-name="P6">Qualification :</text:p>
      <text:p text:style-name="Standard">Examination <text:s text:c="9"/><text:s text:c="4"/>school/college <text:s text:c="13"/>board <text:s text:c="14"/>Year</text:p>
      <text:p text:style-name="Standard"/>
      <text:p text:style-name="Standard">10<text:span text:style-name="T7">th</text:span><text:s text:c="35"/>KVS <text:s text:c="25"/>CBSE <text:s text:c="12"/>2015</text:p>
      <text:p text:style-name="Standard">12<text:span text:style-name="T8">th</text:span><text:s text:c="35"/>KVS <text:s text:c="25"/>CBSE <text:s text:c="12"/>2017</text:p>
      <text:p text:style-name="Standard">B. TECH ECE <text:s text:c="5"/><text:s text:c="12"/>MSIT <text:s text:c="21"/>------- <text:s text:c="12"/>STUDING ( FIRST YEAR)</text:p>
      <text:p text:style-name="Standard"/>
      <text:p text:style-name="Standard"/>
      <text:p text:style-name="P9">Skills:</text:p>
      <text:list text:style-name="LFO1" text:continue-numbering="true">
        <text:list-item>
          <text:p text:style-name="P10">Ability to work under pressure and deadline</text:p>
        </text:list-item>
        <text:list-item>
          <text:p text:style-name="P11">good command over spoken English</text:p>
        </text:list-item>
        <text:list-item>
          <text:p text:style-name="P12">self motivated and hard working</text:p>
        </text:list-item>
        <text:list-item>
          <text:p text:style-name="P13">keen learner</text:p>
        </text:list-item>
      </text:list>
      <text:p text:style-name="Standard"/>
      <text:p text:style-name="P14">Personal Details:</text:p>
      <text:p text:style-name="Standard"/>
      <text:p text:style-name="Standard">Fathers name: Mr. S S<text:s/>TRIPATHI</text:p>
      <text:p text:style-name="Standard">Mothers name: Ms. <text:s/>Sadhna Tripathi</text:p>
      <text:p text:style-name="Standard">D.O.B- 17 <text:s/>Dec,1999</text:p>
      <text:p text:style-name="Standard">Address: <text:s/>E-8 yamuna apartment, devli, New Delhi 110062</text:p>
      <text:p text:style-name="Standard">Sex: Male</text:p>
      <text:p text:style-name="Standard">Nationality: Indian</text:p>
      <text:p text:style-name="Standard">Blood group: o+</text:p>
      <text:p text:style-name="Standard">Marital status: single</text:p>
      <text:p text:style-name="Standard">language known: English ,Hindi <text:s/>and German</text:p>
      <text:p text:style-name="Standard"/>
      <text:p text:style-name="Standard"/>
      <text:p text:style-name="Standard">I here by declare<text:s/>the all the information above is true to the best of my knowledge and belief and I am also willing to give my best for the company.</text:p>
      <text:p text:style-name="Standard"/>
      <text:p text:style-name="Standard"/>
      <text:p text:style-name="Standard">Date: <text:s text:c="116"/><text:s text:c="9"/>signature</text:p>
      <text:p text:style-name="Standard">Place: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DELL</meta:initial-creator>
    <dc:creator>Windows User</dc:creator>
    <meta:creation-date>2018-08-29T12:15:00Z</meta:creation-date>
    <dc:date>2018-11-13T18:11:00Z</dc:date>
    <meta:template xlink:href="Normal" xlink:type="simple"/>
    <meta:editing-cycles>1</meta:editing-cycles>
    <meta:editing-duration>PT960S</meta:editing-duration>
    <meta:document-statistic meta:page-count="1" meta:paragraph-count="2" meta:word-count="216" meta:character-count="1446" meta:row-count="10" meta:non-whitespace-character-count="1232"/>
  </office:meta>
</office:document-meta>
</file>